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1A00000253D1D241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false" fo:padding-top="0cm" fo:padding-bottom="0cm" fo:padding-left="0cm" fo:padding-right="0cm" fo:wrap-option="no-wrap"/>
    </style:style>
    <style:style style:name="gr4"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6" style:family="graphic" style:parent-style-name="standard" style:list-style-name="L6">
      <style:graphic-properties draw:stroke="none" svg:stroke-width="0cm" draw:fill="none" draw:textarea-vertical-align="top" draw:auto-grow-height="false" fo:padding-top="0cm" fo:padding-bottom="0cm" fo:padding-left="0cm" fo:padding-right="0cm" fo:wrap-option="no-wrap"/>
    </style:style>
    <style:style style:name="gr7"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8"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gr9" style:family="graphic" style:parent-style-name="standard">
      <style:graphic-properties draw:stroke="none" draw:fill="none" fo:min-height="14.647cm"/>
    </style:style>
    <style:style style:name="pr1" style:family="presentation" style:parent-style-name="lyt-aqua-notes">
      <style:graphic-properties draw:fill-color="#ffffff" draw:auto-grow-height="true" fo:min-height="13.364cm"/>
    </style:style>
    <style:style style:name="pr2" style:family="presentation" style:parent-style-name="lyt-aqua-notes">
      <style:graphic-properties draw:fill-color="#ffffff" fo:min-height="13.365cm"/>
    </style:style>
    <style:style style:name="pr3" style:family="presentation" style:parent-style-name="lyt-aqua-title">
      <style:graphic-properties fo:min-height="3.506cm"/>
    </style:style>
    <style:style style:name="pr4" style:family="presentation" style:parent-style-name="lyt-aqua-notes">
      <style:graphic-properties draw:fill-color="#ffffff" fo:min-height="13.364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44pt" style:font-size-asian="44pt" style:font-size-complex="44p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style:style>
    <style:style style:name="P5" style:family="paragraph">
      <style:paragraph-properties fo:margin-top="0cm" fo:margin-bottom="0cm" fo:line-height="100%" fo:text-align="start"/>
    </style:style>
    <style:style style:name="P6" style:family="paragraph">
      <style:paragraph-properties fo:text-align="start" style:font-independent-line-spacing="true"/>
      <style:text-properties fo:font-family="Arial" style:font-family-generic="swiss" style:font-pitch="variable" fo:font-size="18pt"/>
    </style:style>
    <style:style style:name="P7" style:family="paragraph">
      <style:text-properties style:use-window-font-color="true" fo:font-family="Arial" style:font-family-generic="swiss" style:font-pitch="variable"/>
    </style:style>
    <style:style style:name="T1"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4" style:family="text">
      <style:text-properties fo:font-size="22pt" style:font-size-asian="22pt" style:font-size-complex="22pt"/>
    </style:style>
    <style:style style:name="T5" style:family="text">
      <style:text-properties style:text-line-through-style="none" style:text-position="sub 58%" fo:letter-spacing="normal" fo:font-style="normal" style:text-underline-style="none" fo:font-weight="normal" style:font-style-asian="normal" style:font-weight-asian="normal" style:font-style-complex="normal" style:font-weight-complex="normal"/>
    </style:style>
    <style:style style:name="T6" style:family="text">
      <style:text-properties style:text-line-through-styl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size="20pt" style:font-size-asian="20pt" style:font-size-complex="20pt"/>
    </style:style>
    <style:style style:name="T8" style:family="text">
      <style:text-properties style:text-line-through-style="none" style:text-position="sub 58%"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style:text-line-through-styl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style:use-window-font-color="true"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style:text-line-through-style="none" fo:font-family="Arial" style:font-family-generic="swiss" style:font-pitch="variabl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style:text-line-through-style="none" fo:font-family="Arial"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3" style:family="text">
      <style:text-properties style:use-window-font-color="true" fo:font-family="Arial" style:font-family-generic="swiss"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custom-shape draw:name="TextShape 1" draw:style-name="gr1" draw:text-style-name="P2" draw:layer="layout" svg:width="25.198cm" svg:height="3.505cm" svg:x="1.4cm" svg:y="0.837cm">
          <text:p text:style-name="P1"><text:span text:style-name="T1">Catalan Structures and Bij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24.638cm" svg:height="12.178cm" svg:x="1.4cm" svg:y="4.914cm">
          <text:p text:style-name="P1"><text:span text:style-name="T2">Student: Stuart Paton</text:span></text:p>
          <text:p text:style-name="P1"><text:span text:style-name="T2">Project supervisor: Anders Claesson</text:span></text:p>
          <text:p text:style-name="P1"><text:span text:style-name="T2">Second Marker: Sergey Kitaev</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Say hello and introduce the title of the subject.</text:p>
              <text:p>Introduce myself.</text:p>
            </draw:text-box>
          </draw:frame>
        </presentation:notes>
      </draw:page>
      <draw:page draw:name="page2"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Aims and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24.638cm" svg:height="16.085cm" svg:x="1.4cm" svg:y="4.914cm">
          <text:list text:style-name="L2">
            <text:list-item>
              <text:p text:style-name="P4"><text:span text:style-name="T3">Explore various Catalan Structures.</text:span></text:p>
              <text:list>
                <text:list-item>
                  <text:p text:style-name="P4"><text:span text:style-name="T3">Choose between 5 and 10 structures to explore.</text:span></text:p>
                </text:list-item>
              </text:list>
            </text:list-item>
            <text:list-item>
              <text:p text:style-name="P4"><text:span text:style-name="T3">Create bijections between chosen Catalan Structures.</text:span></text:p>
              <text:list>
                <text:list-item>
                  <text:p text:style-name="P4"><text:span text:style-name="T3">Research bijections.</text:span></text:p>
                </text:list-item>
                <text:list-item>
                  <text:p text:style-name="P4"><text:span text:style-name="T3">Create bijections to correspond to the chosen structures.</text:span></text:p>
                </text:list-item>
              </text:list>
            </text:list-item>
            <text:list-item>
              <text:p text:style-name="P4"><text:span text:style-name="T3">Create a program to visualise Catalan Structures and convert between them using their </text:span></text:p>
              <text:p text:style-name="P4"><text:span text:style-name="T3">bijections.</text:span></text:p>
              <text:list>
                <text:list-item>
                  <text:p text:style-name="P4"><text:span text:style-name="T3">In Haskell,</text:span></text:p>
                </text:list-item>
                <text:list-item>
                  <text:p text:style-name="P4"><text:span text:style-name="T3">Model each structure in a file.</text:span></text:p>
                </text:list-item>
                <text:list-item>
                  <text:p text:style-name="P4"><text:span text:style-name="T3">Represent them on screen using graphics 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2" draw:layer="layout" svg:width="16.799cm" svg:height="15.625cm" svg:x="2.141cm" svg:y="13.776cm" presentation:class="notes" presentation:user-transformed="true">
            <draw:text-box>
              <text:p><text:span text:style-name="T4">Explain the key aims: </text:span></text:p>
              <text:p><text:span text:style-name="T4"><text:tab/></text:span><text:span text:style-name="T4">Structures so far are:</text:span></text:p>
              <text:p><text:span text:style-name="T4"><text:tab/></text:span><text:span text:style-name="T4">permutations of S3.</text:span></text:p>
              <text:p><text:span text:style-name="T4"><text:tab/></text:span><text:span text:style-name="T4">Dyck Paths</text:span></text:p>
              <text:p><text:span text:style-name="T4"><text:tab/></text:span><text:span text:style-name="T4">Young Tableaux (primarily to biject between dyck path and Av(132) permutations)</text:span></text:p>
              <text:p><text:span text:style-name="T4"><text:tab/></text:span><text:span text:style-name="T4">Triangulations of an n-gon</text:span></text:p>
              <text:p><text:span text:style-name="T4">Research bijections: Dyck path → SSP and other S3 permutations are in Classification of bijections between 321 and 132 avoiding permutations – Anders Claesson and Sergey Kitaev.</text:span></text:p>
              <text:p><text:span text:style-name="T4"><text:s text:c="3"/></text:span><text:span text:style-name="T4">Bijections over triangulation of an n-gon – still to be looked at fully.</text:span></text:p>
              <text:p><text:span text:style-name="T4">Program: currently on github → </text:span><text:span text:style-name="T4"><text:a xlink:href="http://www.github.com/patons02/catalan-structures">www.github.com/patons02/catalan-structures</text:a></text:span></text:p>
              <text:p><text:span text:style-name="T4">Graphics will be done using the Diagrams package for Haskell.</text:span></text:p>
            </draw:text-box>
          </draw:frame>
        </presentation:notes>
      </draw:page>
      <draw:page draw:name="page3"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Background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3" draw:layer="layout" svg:width="24.638cm" svg:height="12.178cm" svg:x="1.762cm" svg:y="4.914cm">
          <text:list text:style-name="L3">
            <text:list-item>
              <text:p text:style-name="P4"><text:span text:style-name="T3">Learn basics of combinatorics.</text:span></text:p>
              <text:list>
                <text:list-item>
                  <text:list>
                    <text:list-item>
                      <text:p text:style-name="P4"><text:span text:style-name="T3">Binomial theorem</text:span></text:p>
                    </text:list-item>
                    <text:list-item>
                      <text:p text:style-name="P4"><text:span text:style-name="T3">Permutations</text:span></text:p>
                    </text:list-item>
                    <text:list-item>
                      <text:p text:style-name="P4"><text:span text:style-name="T3">Generating functions</text:span></text:p>
                    </text:list-item>
                  </text:list>
                </text:list-item>
              </text:list>
            </text:list-item>
            <text:list-item>
              <text:p text:style-name="P4"><text:span text:style-name="T3">Catalan structures</text:span></text:p>
              <text:list>
                <text:list-item>
                  <text:list>
                    <text:list-item>
                      <text:p text:style-name="P4"><text:span text:style-name="T3">What are they?</text:span></text:p>
                    </text:list-item>
                    <text:list-item>
                      <text:p text:style-name="P4"><text:span text:style-name="T3">Relation to Catalan numbers</text:span></text:p>
                    </text:list-item>
                    <text:list-item>
                      <text:p text:style-name="P4"><text:span text:style-name="T3">Proof?</text:span></text:p>
                    </text:list-item>
                  </text:list>
                </text:list-item>
              </text:list>
            </text:list-item>
            <text:list-item>
              <text:p text:style-name="P4"><text:span text:style-name="T3">The following Catalan structures:</text:span></text:p>
              <text:list>
                <text:list-item>
                  <text:list>
                    <text:list-item>
                      <text:p text:style-name="P4"><text:span text:style-name="T3">Dyck Paths</text:span></text:p>
                    </text:list-item>
                    <text:list-item>
                      <text:p text:style-name="P4"><text:span text:style-name="T3">Permutations of symmetric group S</text:span><text:span text:style-name="T5">3</text:span></text:p>
                    </text:list-item>
                    <text:list-item>
                      <text:p text:style-name="P4"><text:span text:style-name="T6">Young Tablaeux</text:span></text:p>
                    </text:list-item>
                    <text:list-item>
                      <text:p text:style-name="P4"><text:span text:style-name="T6">Binary Trees</text:span></text:p>
                    </text:list-item>
                    <text:list-item>
                      <text:p text:style-name="P4"><text:span text:style-name="T6">Triangulations of an n-gon</text:span></text:p>
                    </text:list-item>
                  </text:list>
                </text:list-item>
              </text:list>
              <text:p text:style-name="P4"><text:span text:style-name="T3"/></text:p>
              <text:p text:style-name="P4"><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2" draw:layer="layout" svg:width="16.799cm" svg:height="14.489cm" svg:x="2.1cm" svg:y="14.107cm" presentation:class="notes" presentation:user-transformed="true">
            <draw:text-box>
              <text:p><text:span text:style-name="T7">Speak of knowledge of combinatorics: how you know about permutations, binomial theorem and generating functions – and how to find catalan numbers from recurrences to generating functions!</text:span></text:p>
              <text:p/>
              <text:p><text:span text:style-name="T7">Speak about what Catalan structures actually are:</text:span></text:p>
              <text:p><text:span text:style-name="T7"><text:tab/></text:span><text:span text:style-name="T7">- Formal power series from structures generating function is the Catalan sequence</text:span></text:p>
              <text:p><text:span text:style-name="T7"><text:tab/></text:span><text:span text:style-name="T7">- Each Catalan number is of the form:</text:span><text:span text:style-name="T7"><text:line-break/></text:span><text:span text:style-name="T7"><text:tab/></text:span><text:span text:style-name="T7"><text:tab/></text:span><text:span text:style-name="T7">Cat(n) = C(2n, n)/(n+1)</text:span></text:p>
              <text:p><text:span text:style-name="T7"><text:tab/></text:span><text:span text:style-name="T7"><text:tab/></text:span><text:span text:style-name="T7">Recurrence: </text:span></text:p>
              <text:p><text:span text:style-name="T7"><text:tab/></text:span><text:span text:style-name="T7"><text:tab/></text:span><text:span text:style-name="T7">Cat(0) = 1</text:span></text:p>
              <text:p><text:span text:style-name="T7"><text:tab/></text:span><text:span text:style-name="T7"><text:tab/></text:span><text:span text:style-name="T7">Cat(n+1) = sigma Cat(i) Cat(n-1) <text:s/></text:span></text:p>
              <text:p><text:span text:style-name="T7">Speak of Dyck Paths, permutations, Young Tableaux, binary trees, triangulations of an n-gon (just say what they are and that they're all catalan structures). State that their bijections will be discussed later.</text:span></text:p>
            </draw:text-box>
          </draw:frame>
        </presentation:notes>
      </draw:page>
      <draw:page draw:name="page4"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Specification and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3" draw:layer="layout" svg:width="24.638cm" svg:height="12.178cm" svg:x="1.4cm" svg:y="4.914cm">
          <text:list text:style-name="L3">
            <text:list-item>
              <text:p text:style-name="P5"><text:span text:style-name="T3">Model Dyck Paths</text:span></text:p>
              <text:p text:style-name="P5"><text:span text:style-name="T3"/></text:p>
            </text:list-item>
            <text:list-item>
              <text:p text:style-name="P5"><text:span text:style-name="T3">Model permutations that are in the following permutation classes:</text:span></text:p>
              <text:list>
                <text:list-item>
                  <text:p text:style-name="P5"><text:span text:style-name="T3">Av(123), Av(213), Av(321), Av(231), Av(312), Av(132)</text:span></text:p>
                </text:list-item>
              </text:list>
              <text:p text:style-name="P5"><text:span text:style-name="T3"/></text:p>
            </text:list-item>
            <text:list-item>
              <text:p text:style-name="P5"><text:span text:style-name="T3">Model Young Tableaux</text:span></text:p>
              <text:p text:style-name="P5"><text:span text:style-name="T3"/></text:p>
            </text:list-item>
            <text:list-item>
              <text:p text:style-name="P5"><text:span text:style-name="T3">Model Triangulations of an n-gon</text:span></text:p>
              <text:p text:style-name="P5"><text:span text:style-name="T3"/></text:p>
            </text:list-item>
            <text:list-item>
              <text:p text:style-name="P5"><text:span text:style-name="T3">Visualise the above structures.</text:span></text:p>
              <text:list>
                <text:list-header>
                  <text:p text:style-name="P5"><text:span text:style-name="T3"/></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 presentation:class="page"/>
          <draw:frame presentation:style-name="pr1" draw:layer="layout" svg:width="16.799cm" svg:height="14.418cm" svg:x="2.1cm" svg:y="14.107cm" presentation:class="notes">
            <draw:text-box>
              <text:p>Speak about:</text:p>
              <text:p><text:tab/></text:p>
              <text:p><text:tab/>Encoding of each structure, and then that it'll be done for each in Haskell and finally that it'll be visualised.</text:p>
              <text:p/>
              <text:p><text:tab/>Dyck paths in Haskell</text:p>
              <text:p><text:tab/>Permutations in Haskell so far</text:p>
              <text:p><text:tab/>Fact they'll be visualised using Diagrams.</text:p>
              <text:p/>
              <text:p/>
            </draw:text-box>
          </draw:frame>
        </presentation:notes>
      </draw:page>
      <draw:page draw:name="page5"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3" draw:layer="layout" svg:width="24.638cm" svg:height="12.178cm" svg:x="1.562cm" svg:y="4.222cm">
          <text:list text:style-name="L3">
            <text:list-item>
              <text:p text:style-name="P5"><text:span text:style-name="T3">Each structure is modelled by a recursive formula which will construct and deconstruct</text:span></text:p>
              <text:p text:style-name="P5"><text:span text:style-name="T3">the structure.</text:span></text:p>
              <text:p text:style-name="P5"><text:span text:style-name="T3"/></text:p>
            </text:list-item>
            <text:list-item>
              <text:p text:style-name="P5"><text:span text:style-name="T3">Each structure is an instance of the Catalan type class:</text:span></text:p>
              <text:list>
                <text:list-header>
                  <text:p text:style-name="P5"><text:span text:style-name="T3">class Catalan where</text:span></text:p>
                  <text:list>
                    <text:list-item>
                      <text:list>
                        <text:list-header>
                          <text:p text:style-name="P5"><text:span text:style-name="T3">cons :: a → a → a</text:span></text:p>
                          <text:p text:style-name="P5"><text:span text:style-name="T3">decons :: a → (a,a)</text:span></text:p>
                          <text:p text:style-name="P5"><text:span text:style-name="T3"/></text:p>
                        </text:list-header>
                      </text:list>
                    </text:list-item>
                  </text:list>
                </text:list-header>
              </text:list>
            </text:list-item>
            <text:list-item>
              <text:p text:style-name="P5"><text:span text:style-name="T3">Dyck paths:</text:span></text:p>
              <text:list>
                <text:list-item>
                  <text:p text:style-name="P5"><text:span text:style-name="T3">Cons: Put into indecomposable form</text:span></text:p>
                  <text:list>
                    <text:list-item>
                      <text:p text:style-name="P5"><text:span text:style-name="T3">D = uDdD where u = an up-step and d = a down-step</text:span></text:p>
                    </text:list-item>
                  </text:list>
                </text:list-item>
                <text:list-item>
                  <text:p text:style-name="P5"><text:span text:style-name="T3">Decons: decompose into list of Dyck paths then produce alpha and beta.</text:span></text:p>
                </text:list-item>
              </text:list>
              <text:p text:style-name="P5"><text:span text:style-name="T3"/></text:p>
            </text:list-item>
            <text:list-item>
              <text:p text:style-name="P5"><text:span text:style-name="T3">Stack sortable permutations (132-avoiding permutations)</text:span></text:p>
              <text:list>
                <text:list-item>
                  <text:p text:style-name="P5"><text:span text:style-name="T3">Cons: Make sure it is in the form alpha n <text:s/>beta such that </text:span></text:p>
                  <text:list>
                    <text:list-item>
                      <text:list>
                        <text:list-item>
                          <text:list>
                            <text:list-header>
                              <text:p text:style-name="P5"><text:span text:style-name="T3">all the elements of beta are larger than the elements of alpha</text:span></text:p>
                              <text:p text:style-name="P5"><text:span text:style-name="T3">and n is the largest element.</text:span></text:p>
                            </text:list-header>
                          </text:list>
                        </text:list-item>
                      </text:list>
                    </text:list-item>
                  </text:list>
                </text:list-item>
                <text:list-item>
                  <text:p text:style-name="P5"><text:span text:style-name="T3">Decons: Break into alpha and beta disregarding the largest element.</text:span></text:p>
                </text:list-item>
              </text:list>
              <text:p text:style-name="P5"><text:span text:style-name="T3"/></text:p>
            </text:list-item>
            <text:list-item>
              <text:p text:style-name="P5"><text:span text:style-name="T3">Make similar recursive formulae for the other structur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 presentation:class="page"/>
          <draw:frame presentation:style-name="pr2" draw:layer="layout" svg:width="16.799cm" svg:height="14.024cm" svg:x="2.1cm" svg:y="14.107cm" presentation:class="notes" presentation:user-transformed="true">
            <draw:text-box>
              <text:p><text:span text:style-name="T7">Speak about how to model I will make a recursive mathematical model, and implement in Haskell.</text:span></text:p>
              <text:p><text:span text:style-name="T7">Speak about Catalan typeclass and how each structure is an instance of it (Shown on slide.)</text:span></text:p>
              <text:p/>
              <text:p><text:span text:style-name="T7">Dyck Path: indecomposable form = U + alpha + D</text:span></text:p>
              <text:p><text:span text:style-name="T7">For the decons part <text:s/>of Dyck paths speak about how it works exactly by getting the height of each element of the Dyck path by their partial sums and how it extracts the alpha and disregards the U and D surrounding alpha, and then also extracts beta.</text:span></text:p>
              <text:p/>
              <text:p><text:span text:style-name="T7">SSP: Cons: make alpha n beta form</text:span></text:p>
              <text:p><text:span text:style-name="T7"><text:tab/></text:span><text:span text:style-name="T7">Decons: just get alpha and beta, n is just the length of both + 1.</text:span></text:p>
              <text:p><text:span text:style-name="T7">Speak about expansion for other permutations and structures.</text:span></text:p>
            </draw:text-box>
          </draw:frame>
        </presentation:notes>
      </draw:page>
      <draw:page draw:name="page6"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gress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3" draw:layer="layout" svg:width="24.638cm" svg:height="12.178cm" svg:x="1.4cm" svg:y="4.914cm">
          <text:list text:style-name="L3">
            <text:list-item>
              <text:p text:style-name="P4"><text:span text:style-name="T3">Initial research into Dyck Paths and Permutations of the symmetric class S</text:span><text:span text:style-name="T8">3</text:span><text:span text:style-name="T9"> complete.</text:span></text:p>
              <text:list>
                <text:list-item>
                  <text:p text:style-name="P4"><text:span text:style-name="T9">Proofs that they're Catalan structures</text:span></text:p>
                </text:list-item>
                <text:list-item>
                  <text:p text:style-name="P4"><text:span text:style-name="T9">Bijections between them</text:span></text:p>
                  <text:list>
                    <text:list-item>
                      <text:p text:style-name="P4"><text:span text:style-name="T9">Knuth's bijection</text:span></text:p>
                    </text:list-item>
                    <text:list-item>
                      <text:p text:style-name="P4"><text:span text:style-name="T9">Knuth-Rotem's bijection</text:span></text:p>
                    </text:list-item>
                    <text:list-item>
                      <text:p text:style-name="P4"><text:span text:style-name="T9">Simon-Schmidt's bijection</text:span></text:p>
                    </text:list-item>
                  </text:list>
                </text:list-item>
              </text:list>
              <text:p text:style-name="P4"><text:span text:style-name="T3"/></text:p>
            </text:list-item>
            <text:list-item>
              <text:p text:style-name="P4"><text:span text:style-name="T3">Dyck Paths </text:span></text:p>
              <text:list>
                <text:list-item>
                  <text:p text:style-name="P4"><text:span text:style-name="T3">Modelled </text:span></text:p>
                </text:list-item>
                <text:list-item>
                  <text:p text:style-name="P4"><text:span text:style-name="T3">About to be visualised</text:span></text:p>
                </text:list-item>
              </text:list>
              <text:p text:style-name="P4"><text:span text:style-name="T3"/></text:p>
            </text:list-item>
            <text:list-item>
              <text:p text:style-name="P4"><text:span text:style-name="T3">Stack sortable permutations</text:span></text:p>
              <text:list>
                <text:list-item>
                  <text:p text:style-name="P4"><text:span text:style-name="T3">Also known as 132-avoiding permutations</text:span></text:p>
                </text:list-item>
                <text:list-item>
                  <text:p text:style-name="P4"><text:span text:style-name="T3">Modelled</text:span></text:p>
                </text:list-item>
                <text:list-item>
                  <text:p text:style-name="P4"><text:span text:style-name="T3">About to be visualised</text:span></text:p>
                </text:list-item>
              </text:list>
              <text:p text:style-name="P4"><text:span text:style-name="T3"/></text:p>
              <text:p text:style-name="P4"><text:span text:style-name="T3"/></text:p>
              <text:p text:style-name="P4"><text:span text:style-name="T3"/></text:p>
              <text:list>
                <text:list-header>
                  <text:p text:style-name="P4"><text:span text:style-name="T3"/></text:p>
                </text:list-header>
              </text:list>
            </text:list-item>
          </text:list>
          <text:list text:style-name="L4">
            <text:list-header>
              <text:p text:style-name="P4"><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 presentation:class="page"/>
          <draw:frame presentation:style-name="pr2" draw:layer="layout" svg:width="16.799cm" svg:height="14.853cm" svg:x="2.1cm" svg:y="14.107cm" presentation:class="notes" presentation:user-transformed="true">
            <draw:text-box>
              <text:p><text:span text:style-name="T4">Speak about overall progress so far:</text:span><text:span text:style-name="T4"><text:line-break/></text:span><text:span text:style-name="T4"><text:line-break/></text:span><text:span text:style-name="T4">Mention proofs of each structure and that I've written notes on each of them so far in the form of a paper.</text:span></text:p>
              <text:p/>
              <text:p><text:span text:style-name="T4"><text:s text:c="3"/></text:span><text:span text:style-name="T4">Mention the bijections between Dyck Paths and the permuations of Sym(3).</text:span></text:p>
              <text:p/>
              <text:p><text:span text:style-name="T4"><text:s text:c="3"/></text:span><text:span text:style-name="T4">State how the models of Dyck Paths corresponds with my design.</text:span></text:p>
              <text:p/>
              <text:p><text:span text:style-name="T4"><text:s text:c="4"/></text:span><text:span text:style-name="T4">State how the models of permutations corresponde with my design</text:span></text:p>
              <text:p/>
              <text:p><text:span text:style-name="T4"><text:s text:c="3"/></text:span><text:span text:style-name="T4">Speak a bit about how they're visualised.</text:span></text:p>
            </draw:text-box>
          </draw:frame>
        </presentation:notes>
      </draw:page>
      <draw:page draw:name="page7"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Evalu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3">
            <text:list-item>
              <text:p text:style-name="P4"><text:span text:style-name="T3">Evaluation will be conducted by analysing the statistics of each structure.</text:span></text:p>
              <text:p text:style-name="P4"><text:span text:style-name="T3"/></text:p>
            </text:list-item>
            <text:list-item>
              <text:p text:style-name="P4"><text:span text:style-name="T3">Statistics will be computed for each permutation.</text:span></text:p>
              <text:p text:style-name="P4"><text:span text:style-name="T3"/></text:p>
            </text:list-item>
            <text:list-item>
              <text:p text:style-name="P4"><text:span text:style-name="T3">Each statistic found for each bijection will be recorded then compared against the</text:span></text:p>
              <text:p text:style-name="P4"><text:span text:style-name="T3">other bijections.</text:span></text:p>
              <text:p text:style-name="P4"><text:span text:style-name="T3"/></text:p>
            </text:list-item>
            <text:list-item>
              <text:p text:style-name="P4"><text:span text:style-name="T3">I will start with the following:</text:span></text:p>
              <text:list>
                <text:list-item>
                  <text:p text:style-name="P4"><text:span text:style-name="T3">Dyck Path → Stack sortable permutation</text:span></text:p>
                </text:list-item>
                <text:list-item>
                  <text:p text:style-name="P4"><text:span text:style-name="T3">Stack sortable permutation → Dyck path</text:span></text:p>
                  <text:list>
                    <text:list-item>
                      <text:p text:style-name="P4"><text:span text:style-name="T3">Looking mainly at Knuth's Bijection [1]</text:span></text:p>
                    </text:list-item>
                  </text:list>
                </text:list-item>
              </text:list>
              <text:p text:style-name="P4"><text:span text:style-name="T3"/></text:p>
            </text:list-item>
            <text:list-item>
              <text:p text:style-name="P4"><text:span text:style-name="T3">Next – continue for all bijections</text:span></text:p>
              <text:p text:style-name="P4"><text:span text:style-name="T3"/></text:p>
            </text:list-item>
            <text:list-item>
              <text:p text:style-name="P4"><text:span text:style-name="T3">Finally, complete analysis and present best bijection</text:span></text:p>
              <text:p text:style-name="P4"><text:span text:style-name="T3"/></text:p>
              <text:list>
                <text:list-item>
                  <text:list>
                    <text:list-header>
                      <text:p text:style-name="P4"><text:span text:style-name="T3"/></text:p>
                    </text:list-header>
                  </text:list>
                </text:list-item>
              </text:list>
              <text:p text:style-name="P4"><text:span text:style-name="T3"/></text:p>
              <text:p text:style-name="P4"><text:span text:style-name="T3"/></text:p>
              <text:p text:style-name="P4"><text:span text:style-name="T3"/></text:p>
              <text:p text:style-name="P4"><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draw:text-box>
              <text:p>Speak about the base set of permutation statistics and how they will be referenced against.</text:p>
              <text:p/>
              <text:p>Speak about how I will start off finding statistics for each bijection.</text:p>
            </draw:text-box>
          </draw:frame>
        </presentation:notes>
      </draw:page>
      <draw:page draw:name="page8"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0">Evaluation</text:span><text:span text:style-name="T1">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3">
            <text:list-item>
              <text:p text:style-name="P4"><text:span text:style-name="T3">Evaluation will be presented in form of an analysis report.</text:span></text:p>
              <text:p text:style-name="P4"><text:span text:style-name="T3"/></text:p>
            </text:list-item>
            <text:list-item>
              <text:p text:style-name="P4"><text:span text:style-name="T3">Will give a list of all statistics preserved by the structures</text:span></text:p>
              <text:p text:style-name="P4"><text:span text:style-name="T3"/></text:p>
            </text:list-item>
            <text:list-item>
              <text:p text:style-name="P4"><text:span text:style-name="T3">Will analyse their results and present findings on which are the best bijections.</text:span></text:p>
              <text:p text:style-name="P4"><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draw:text-box>
              <text:p>Speak about ways to presenting the findings.</text:p>
            </draw:text-box>
          </draw:frame>
        </presentation:notes>
      </draw:page>
      <draw:page draw:name="page9" draw:style-name="dp1" draw:master-page-name="lyt-aqua" presentation:presentation-page-layout-name="AL2T11">
        <office:forms form:automatic-focus="false" form:apply-design-mode="false"/>
        <draw:custom-shape draw:name="TextShape 1" draw:style-name="gr1" draw:text-style-name="P6" draw:layer="layout" svg:width="25.198cm" svg:height="3.505cm" svg:x="1.4cm" svg:y="0.837cm">
          <text:p text:style-name="P1"><text:span text:style-name="T11">Project Plan</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4">
            <text:list-header>
              <text:p text:style-name="P4"><text:span text:style-name="T3">Revised time scale is as follows:</text:span></text:p>
            </text:list-header>
          </text:list>
          <text:list text:style-name="L3">
            <text:list-item>
              <text:list>
                <text:list-item>
                  <text:list>
                    <text:list-item>
                      <text:p text:style-name="P4"><text:span text:style-name="T3">11th Jan 2013 – Literature review complete</text:span></text:p>
                    </text:list-item>
                    <text:list-item>
                      <text:p text:style-name="P4"><text:span text:style-name="T3">18th Jan 2013 – Analysis of initial structures complete</text:span></text:p>
                    </text:list-item>
                    <text:list-item>
                      <text:p text:style-name="P4"><text:span text:style-name="T3">4th Jan 2013 – Model of initial structures complete</text:span></text:p>
                    </text:list-item>
                    <text:list-item>
                      <text:p text:style-name="P4"><text:span text:style-name="T3">5th Jan 2013 – Poster presentation complete</text:span></text:p>
                    </text:list-item>
                    <text:list-item>
                      <text:p text:style-name="P4"><text:span text:style-name="T3">13th Feb 2013 – Analysis of remaining structures complete</text:span></text:p>
                    </text:list-item>
                    <text:list-item>
                      <text:p text:style-name="P4"><text:span text:style-name="T3">20th Feb 2013 – Remaining structures added to program</text:span></text:p>
                    </text:list-item>
                    <text:list-item>
                      <text:p text:style-name="P4"><text:span text:style-name="T3">4th March 2013 – Visualisations added to program</text:span></text:p>
                    </text:list-item>
                    <text:list-item>
                      <text:p text:style-name="P4"><text:span text:style-name="T3">4th March 2013 – Write up started</text:span></text:p>
                    </text:list-item>
                    <text:list-item>
                      <text:p text:style-name="P4"><text:span text:style-name="T3">9th March 2013 – Evaluation complete</text:span></text:p>
                    </text:list-item>
                    <text:list-item>
                      <text:p text:style-name="P4"><text:span text:style-name="T3">13th March 2013 – Project submitted to supervisor</text:span></text:p>
                    </text:list-item>
                    <text:list-item>
                      <text:p text:style-name="P4"><text:span text:style-name="T3">27th March 2013 – Project submitted for binding</text:span></text:p>
                    </text:list-item>
                    <text:list-item>
                      <text:p text:style-name="P4"><text:span text:style-name="T3">29th March 2013 – Project submitted for mark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draw:text-box>
              <text:p>Speak of how I've revised my plan from original plan.</text:p>
            </draw:text-box>
          </draw:frame>
        </presentation:notes>
      </draw:page>
      <draw:page draw:name="page10" draw:style-name="dp1" draw:master-page-name="lyt-aqua" presentation:presentation-page-layout-name="AL2T11">
        <office:forms form:automatic-focus="false" form:apply-design-mode="false"/>
        <draw:frame presentation:style-name="pr3" draw:text-style-name="P7" draw:layer="layout" svg:width="25.201cm" svg:height="3.506cm" svg:x="1.4cm" svg:y="0.836cm" presentation:class="title">
          <draw:text-box>
            <text:p><text:span text:style-name="T13">References</text:span></text:p>
          </draw:text-box>
        </draw:frame>
        <draw:frame draw:style-name="gr9" draw:text-style-name="P4" draw:layer="layout" svg:width="23.761cm" svg:height="14.897cm" svg:x="1.8cm" svg:y="3.8cm">
          <draw:text-box>
            <text:p text:style-name="P4"><text:span text:style-name="T3">[1] – Anders Claesson and Sergey Kitaev, Classification of bijections between 321-</text:span></text:p>
            <text:p text:style-name="P4"><text:span text:style-name="T3">and 132-avoiding permutations, 2008.</text:span></text:p>
            <text:p text:style-name="P4"><text:span text:style-name="T3"/></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4cm" fo:margin-right="0cm" fo:margin-top="0cm" fo:margin-bottom="0.398cm" fo:text-indent="-0.798cm"/>
      <style:text-properties fo:font-size="28pt" style:font-size-asian="28pt" style:font-size-complex="28pt"/>
    </style:style>
    <style:style style:name="lyt-aqua-outline3" style:family="presentation" style:parent-style-name="lyt-aqua-outline2">
      <style:paragraph-properties fo:margin-left="3.59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86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2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7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76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72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68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lyt-aqua-backgroundobjects">
      <style:graphic-properties draw:stroke="none" draw:fill="none" draw:fill-color="#ffffff" draw:auto-grow-height="false" fo:min-height="1.449cm"/>
    </style:style>
    <style:style style:name="Mpr12" style:family="presentation" style:parent-style-name="lyt-aqua-backgroundobjects">
      <style:graphic-properties draw:stroke="none" draw:fill="none" draw:fill-color="#ffffff" draw:auto-grow-height="false" fo:min-height="1.485cm"/>
    </style:style>
    <style:style style:name="Mpr1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presentation:style-name="Title_20_Slide-outline1" draw:layer="backgroundobjects" svg:width="24.64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PlaceHolder 1" presentation:style-name="Mpr4"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4.638cm" svg:height="12.178cm" svg:x="1.4cm" svg:y="4.914cm" presentation:class="outline" presentation:user-transformed="true">
        <draw:text-box>
          <text:p text:style-name="MP5"><text:span text:style-name="MT2">Click to edit the outline text format</text:span></text:p>
          <text:list text:style-name="ML5">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4.641cm" svg:height="12.179cm" svg:x="1.4cm" svg:y="4.913cm" presentation:class="outline" presentation:placeholder="true">
        <draw:text-box/>
      </draw:frame>
      <draw:frame presentation:style-name="Mpr8" draw:text-style-name="MP1" draw:layer="backgroundobjects" svg:width="6.523cm" svg:height="1.448cm" svg:x="1.4cm" svg:y="19.13cm" presentation:class="date-time">
        <draw:text-box>
          <text:p text:style-name="MP1"><text:span text:style-name="MT1"><presentation:date-time/></text:span></text:p>
        </draw:text-box>
      </draw:frame>
      <draw:frame presentation:style-name="Mpr8" draw:text-style-name="MP6" draw:layer="backgroundobjects" svg:width="8.876cm" svg:height="1.448cm" svg:x="9.576cm" svg:y="19.13cm" presentation:class="footer">
        <draw:text-box>
          <text:p text:style-name="MP6"><text:span text:style-name="MT1"><presentation:footer/></text:span></text:p>
        </draw:text-box>
      </draw:frame>
      <draw:frame presentation:style-name="Mpr8" draw:text-style-name="MP2" draw:layer="backgroundobjects" svg:width="6.523cm" svg:height="1.448cm" svg:x="20.077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201cm" svg:height="3.506cm" svg:x="1.4cm" svg:y="0.836cm" presentation:class="title" presentation:placeholder="true">
        <draw:text-box/>
      </draw:frame>
      <draw:frame presentation:style-name="lyt-aqua-outline1" draw:layer="backgroundobjects" svg:width="24.601cm" svg:height="12.179cm" svg:x="2cm" svg:y="5.499cm" presentation:class="outline" presentation:placeholder="true">
        <draw:text-box/>
      </draw:frame>
      <draw:frame presentation:style-name="Mpr11" draw:text-style-name="MP7" draw:layer="backgroundobjects" svg:width="6.523cm" svg:height="1.448cm" svg:x="1.7cm" svg:y="18.23cm" presentation:class="date-time">
        <draw:text-box>
          <text:p text:style-name="MP7"><text:span text:style-name="MT1"><presentation:date-time/></text:span></text:p>
        </draw:text-box>
      </draw:frame>
      <draw:frame presentation:style-name="Mpr11" draw:text-style-name="MP8" draw:layer="backgroundobjects" svg:width="8.876cm" svg:height="1.448cm" svg:x="9.876cm" svg:y="18.23cm" presentation:class="footer">
        <draw:text-box>
          <text:p text:style-name="MP8"><text:span text:style-name="MT1"><presentation:footer/></text:span></text:p>
        </draw:text-box>
      </draw:frame>
      <draw:frame presentation:style-name="Mpr11" draw:text-style-name="MP9" draw:layer="backgroundobjects" svg:width="6.523cm" svg:height="1.448cm" svg:x="20.377cm" svg:y="18.23cm" presentation:class="page-number">
        <draw:text-box>
          <text:p text:style-name="MP9"><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12" draw:text-style-name="MP7" draw:layer="backgroundobjects" svg:width="9.113cm" svg:height="1.484cm" svg:x="0cm" svg:y="0cm" presentation:class="header">
          <draw:text-box>
            <text:p text:style-name="MP7"><text:span text:style-name="MT1"><presentation:header/></text:span></text:p>
          </draw:text-box>
        </draw:frame>
        <draw:frame presentation:style-name="Mpr12" draw:text-style-name="MP9" draw:layer="backgroundobjects" svg:width="9.113cm" svg:height="1.484cm" svg:x="11.886cm" svg:y="0cm" presentation:class="date-time">
          <draw:text-box>
            <text:p text:style-name="MP9"><text:span text:style-name="MT1"><presentation:date-time/></text:span></text:p>
          </draw:text-box>
        </draw:frame>
        <draw:frame presentation:style-name="Mpr13" draw:text-style-name="MP7" draw:layer="backgroundobjects" svg:width="9.113cm" svg:height="1.484cm" svg:x="0cm" svg:y="28.215cm" presentation:class="footer">
          <draw:text-box>
            <text:p text:style-name="MP7"><text:span text:style-name="MT1"><presentation:footer/></text:span></text:p>
          </draw:text-box>
        </draw:frame>
        <draw:frame presentation:style-name="Mpr13" draw:text-style-name="MP9" draw:layer="backgroundobjects" svg:width="9.113cm" svg:height="1.484cm" svg:x="11.886cm" svg:y="28.215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2-04T17:11:31</dc:date>
    <dc:creator>Stuart CS2009</dc:creator>
    <meta:generator>LibreOffice/3.5$Linux_X86_64 LibreOffice_project/350m1$Build-2</meta:generator>
    <meta:editing-duration>PT4H57M53S</meta:editing-duration>
    <meta:editing-cycles>34</meta:editing-cycles>
    <meta:printed-by>Stuart CS2009</meta:printed-by>
    <meta:print-date>2013-02-04T17:09:47</meta:print-date>
    <meta:document-statistic meta:object-count="88"/>
  </office:meta>
</office:document-meta>
</file>